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I’m sorry that I don’t know which version of the DMD folder that VPSX actually uses?</text:p>
      <text:p text:style-name="P1"/>
      <text:p text:style-name="P1">1. Fix BASS errors—this may take abut 30 minutes, don’t give up!</text:p>
      <text:p text:style-name="P1"/>
      <text:p text:style-name="P1">2. Run the table—see what happen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7</meta:generator>
  </office:meta>
</office:document-meta>
</file>